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2.21mm"/>
    </style:style>
    <style:style style:name="co2" style:family="table-column">
      <style:table-column-properties fo:break-before="auto" style:column-width="20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ff0000"/>
    </style:style>
    <style:style style:name="ce3" style:family="table-cell" style:parent-style-name="Default">
      <style:table-cell-properties fo:background-color="transparent"/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results" table:style-name="ta1">
        <table:table-column table:style-name="co1" table:default-cell-style-name="ce1"/>
        <table:table-column table:style-name="co2" table:number-columns-repeated="10" table:default-cell-style-name="ce1"/>
        <table:table-column table:style-name="co3" table:number-columns-repeated="1013" table:default-cell-style-name="ce1"/>
        <table:table-row table:style-name="ro1">
          <table:table-cell/>
          <table:table-cell office:value-type="string" calcext:value-type="string">
            <text:p>Linear Regression (YearPredictionMSD)</text:p>
          </table:table-cell>
          <table:table-cell office:value-type="string" calcext:value-type="string">
            <text:p>Hubor Regressor (YearPredictionMSD)</text:p>
          </table:table-cell>
          <table:table-cell office:value-type="string" calcext:value-type="string">
            <text:p>Perceptron (YearPredictionMSD)</text:p>
          </table:table-cell>
          <table:table-cell office:value-type="string" calcext:value-type="string">
            <text:p>Linear Support Vector Machine (YearPredictionMSD)</text:p>
          </table:table-cell>
          <table:table-cell office:value-type="string" calcext:value-type="string">
            <text:p>Decision Tree (YearPredictionMSD)</text:p>
          </table:table-cell>
          <table:table-cell office:value-type="string" calcext:value-type="string">
            <text:p>Linear Regression (The SUM dataset, with noise)</text:p>
          </table:table-cell>
          <table:table-cell office:value-type="string" calcext:value-type="string">
            <text:p>Hubor Regressor (The SUM dataset, with noise)</text:p>
          </table:table-cell>
          <table:table-cell office:value-type="string" calcext:value-type="string">
            <text:p>Perceptron (The SUM dataset, with noise)</text:p>
          </table:table-cell>
          <table:table-cell office:value-type="string" calcext:value-type="string">
            <text:p>Linear Support Vector Machine (The SUM dataset, with noise)</text:p>
          </table:table-cell>
          <table:table-cell office:value-type="string" calcext:value-type="string">
            <text:p>Decision Tree (The SUM dataset, with noise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in Underestimate</text:p>
          </table:table-cell>
          <table:table-cell office:value-type="float" office:value="9.42170291233127" calcext:value-type="float">
            <text:p>9.4217029123</text:p>
          </table:table-cell>
          <table:table-cell office:value-type="float" office:value="362.174271931547" calcext:value-type="float">
            <text:p>362.1742719315</text:p>
          </table:table-cell>
          <table:table-cell office:value-type="float" office:value="12.3549180491009" calcext:value-type="float">
            <text:p>12.3549180491</text:p>
          </table:table-cell>
          <table:table-cell office:value-type="float" office:value="174.03865510689" calcext:value-type="float">
            <text:p>174.0386551069</text:p>
          </table:table-cell>
          <table:table-cell office:value-type="float" office:value="13.8258091987413" calcext:value-type="float">
            <text:p>13.8258091987</text:p>
          </table:table-cell>
          <table:table-cell office:value-type="float" office:value="79666.1357799071" calcext:value-type="float">
            <text:p>79666.1357799071</text:p>
          </table:table-cell>
          <table:table-cell office:value-type="float" office:value="79658.3306224212" calcext:value-type="float">
            <text:p>79658.3306224212</text:p>
          </table:table-cell>
          <table:table-cell office:value-type="float" office:value="736057.397977837" calcext:value-type="float">
            <text:p>736057.397977837</text:p>
          </table:table-cell>
          <table:table-cell office:value-type="float" office:value="87290.5787438592" calcext:value-type="float">
            <text:p>87290.5787438592</text:p>
          </table:table-cell>
          <table:table-cell office:value-type="float" office:value="121414.2861046" calcext:value-type="float">
            <text:p>121414.286104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^2</text:p>
          </table:table-cell>
          <table:table-cell office:value-type="float" office:value="6.58730998794" calcext:value-type="float">
            <text:p>6.5873099879</text:p>
          </table:table-cell>
          <table:table-cell office:value-type="float" office:value="264.555927495" calcext:value-type="float">
            <text:p>264.555927495</text:p>
          </table:table-cell>
          <table:table-cell office:value-type="float" office:value="8.73266666667" calcext:value-type="float">
            <text:p>8.7326666667</text:p>
          </table:table-cell>
          <table:table-cell office:value-type="float" office:value="126.5282898" calcext:value-type="float">
            <text:p>126.5282898</text:p>
          </table:table-cell>
          <table:table-cell office:value-type="float" office:value="9.57633333333" calcext:value-type="float">
            <text:p>9.5763333333</text:p>
          </table:table-cell>
          <table:table-cell office:value-type="float" office:value="59833.1599859" calcext:value-type="float">
            <text:p>59833.1599859</text:p>
          </table:table-cell>
          <table:table-cell office:value-type="float" office:value="59769.8061335" calcext:value-type="float">
            <text:p>59769.8061335</text:p>
          </table:table-cell>
          <table:table-cell office:value-type="float" office:value="622900.199667" calcext:value-type="float">
            <text:p>622900.199667</text:p>
          </table:table-cell>
          <table:table-cell office:value-type="float" office:value="63229.5131481" calcext:value-type="float">
            <text:p>63229.5131481</text:p>
          </table:table-cell>
          <table:table-cell office:value-type="float" office:value="85925.125" calcext:value-type="float">
            <text:p>85925.1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ean Absolute Error</text:p>
          </table:table-cell>
          <table:table-cell office:value-type="float" office:value="0.079407444693" calcext:value-type="float">
            <text:p>0.0794074447</text:p>
          </table:table-cell>
          <table:table-cell office:value-type="float" office:value="-1342.84947802" calcext:value-type="float">
            <text:p>-1342.84947802</text:p>
          </table:table-cell>
          <table:table-cell office:value-type="float" office:value="-0.572077961927" calcext:value-type="float">
            <text:p>-0.5720779619</text:p>
          </table:table-cell>
          <table:table-cell office:value-type="float" office:value="-284.55707067" calcext:value-type="float">
            <text:p>-284.55707067</text:p>
          </table:table-cell>
          <table:table-cell office:value-type="float" office:value="-0.979651767409" calcext:value-type="float">
            <text:p>-0.9796517674</text:p>
          </table:table-cell>
          <table:table-cell office:value-type="float" office:value="0.987068751939" calcext:value-type="float">
            <text:p>0.9870687519</text:p>
          </table:table-cell>
          <table:table-cell office:value-type="float" office:value="0.987074808564" calcext:value-type="float">
            <text:p>0.9870748086</text:p>
          </table:table-cell>
          <table:table-cell office:value-type="float" office:value="0.0670920408429" calcext:value-type="float">
            <text:p>0.0670920408</text:p>
          </table:table-cell>
          <table:table-cell office:value-type="float" office:value="0.986045260181" calcext:value-type="float">
            <text:p>0.9860452602</text:p>
          </table:table-cell>
          <table:table-cell office:value-type="float" office:value="0.969943264577" calcext:value-type="float">
            <text:p>0.969943264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ax Overestimate</text:p>
          </table:table-cell>
          <table:table-cell office:value-type="float" office:value="58.0889261163" calcext:value-type="float">
            <text:p>58.0889261163</text:p>
          </table:table-cell>
          <table:table-cell office:value-type="float" office:value="2443.69551425" calcext:value-type="float">
            <text:p>2443.69551425</text:p>
          </table:table-cell>
          <table:table-cell office:value-type="float" office:value="63" calcext:value-type="float">
            <text:p>63</text:p>
          </table:table-cell>
          <table:table-cell office:value-type="float" office:value="1454.10594295" calcext:value-type="float">
            <text:p>1454.10594295</text:p>
          </table:table-cell>
          <table:table-cell office:value-type="float" office:value="64" calcext:value-type="float">
            <text:p>64</text:p>
          </table:table-cell>
          <table:table-cell office:value-type="float" office:value="245007.372347" calcext:value-type="float">
            <text:p>245007.372347</text:p>
          </table:table-cell>
          <table:table-cell office:value-type="float" office:value="244054.522455" calcext:value-type="float">
            <text:p>244054.522455</text:p>
          </table:table-cell>
          <table:table-cell office:value-type="float" office:value="1476119" calcext:value-type="float">
            <text:p>1476119</text:p>
          </table:table-cell>
          <table:table-cell office:value-type="float" office:value="189722.544077" calcext:value-type="float">
            <text:p>189722.544077</text:p>
          </table:table-cell>
          <table:table-cell office:value-type="float" office:value="533957" calcext:value-type="float">
            <text:p>53395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edian Underestimate</text:p>
          </table:table-cell>
          <table:table-cell office:value-type="float" office:value="4.6814113591" calcext:value-type="float">
            <text:p>4.6814113591</text:p>
          </table:table-cell>
          <table:table-cell office:value-type="float" office:value="213.944469134" calcext:value-type="float">
            <text:p>213.944469134</text:p>
          </table:table-cell>
          <table:table-cell office:value-type="float" office:value="5" calcext:value-type="float">
            <text:p>5</text:p>
          </table:table-cell>
          <table:table-cell office:value-type="float" office:value="80.5948160306" calcext:value-type="float">
            <text:p>80.5948160306</text:p>
          </table:table-cell>
          <table:table-cell office:value-type="float" office:value="6" calcext:value-type="float">
            <text:p>6</text:p>
          </table:table-cell>
          <table:table-cell office:value-type="float" office:value="42173.5515311" calcext:value-type="float">
            <text:p>42173.5515311</text:p>
          </table:table-cell>
          <table:table-cell office:value-type="float" office:value="43258.5657674" calcext:value-type="float">
            <text:p>43258.5657674</text:p>
          </table:table-cell>
          <table:table-cell office:value-type="float" office:value="416107.5" calcext:value-type="float">
            <text:p>416107.5</text:p>
          </table:table-cell>
          <table:table-cell office:value-type="float" office:value="58945.2290522" calcext:value-type="float">
            <text:p>58945.2290522</text:p>
          </table:table-cell>
          <table:table-cell office:value-type="float" office:value="56599" calcext:value-type="float">
            <text:p>5659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edian Overestimate</text:p>
          </table:table-cell>
          <table:table-cell office:value-type="float" office:value="-30.2895269596" calcext:value-type="float">
            <text:p>-30.2895269596</text:p>
          </table:table-cell>
          <table:table-cell office:value-type="float" office:value="-2240.63347571" calcext:value-type="float">
            <text:p>-2240.63347571</text:p>
          </table:table-cell>
          <table:table-cell office:value-type="float" office:value="-44" calcext:value-type="float">
            <text:p>-44</text:p>
          </table:table-cell>
          <table:table-cell office:value-type="float" office:value="-1322.70322715" calcext:value-type="float">
            <text:p>-1322.70322715</text:p>
          </table:table-cell>
          <table:table-cell office:value-type="float" office:value="-64" calcext:value-type="float">
            <text:p>-64</text:p>
          </table:table-cell>
          <table:table-cell office:value-type="float" office:value="-238091.196887" calcext:value-type="float">
            <text:p>-238091.196887</text:p>
          </table:table-cell>
          <table:table-cell office:value-type="float" office:value="-240367.694773" calcext:value-type="float">
            <text:p>-240367.694773</text:p>
          </table:table-cell>
          <table:table-cell office:value-type="float" office:value="-1260233" calcext:value-type="float">
            <text:p>-1260233</text:p>
          </table:table-cell>
          <table:table-cell office:value-type="float" office:value="-332219.598838" calcext:value-type="float">
            <text:p>-332219.598838</text:p>
          </table:table-cell>
          <table:table-cell office:value-type="float" office:value="-518218" calcext:value-type="float">
            <text:p>-51821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MSE</text:p>
          </table:table-cell>
          <table:table-cell office:value-type="float" office:value="-5.01777021223" calcext:value-type="float">
            <text:p>-5.0177702122</text:p>
          </table:table-cell>
          <table:table-cell office:value-type="float" office:value="-189.124775311" calcext:value-type="float">
            <text:p>-189.124775311</text:p>
          </table:table-cell>
          <table:table-cell office:value-type="float" office:value="-6" calcext:value-type="float">
            <text:p>-6</text:p>
          </table:table-cell>
          <table:table-cell office:value-type="float" office:value="-110.086493881" calcext:value-type="float">
            <text:p>-110.086493881</text:p>
          </table:table-cell>
          <table:table-cell office:value-type="float" office:value="-5" calcext:value-type="float">
            <text:p>-5</text:p>
          </table:table-cell>
          <table:table-cell office:value-type="float" office:value="-47021.8850278" calcext:value-type="float">
            <text:p>-47021.8850278</text:p>
          </table:table-cell>
          <table:table-cell office:value-type="float" office:value="-45128.2639825" calcext:value-type="float">
            <text:p>-45128.2639825</text:p>
          </table:table-cell>
          <table:table-cell office:value-type="float" office:value="-715418.5" calcext:value-type="float">
            <text:p>-715418.5</text:p>
          </table:table-cell>
          <table:table-cell office:value-type="float" office:value="-31532.3479398" calcext:value-type="float">
            <text:p>-31532.3479398</text:p>
          </table:table-cell>
          <table:table-cell office:value-type="float" office:value="-62106" calcext:value-type="float">
            <text:p>-6210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xplained Variance</text:p>
          </table:table-cell>
          <table:table-cell office:value-type="float" office:value="4.78852947824" calcext:value-type="float">
            <text:p>4.7885294782</text:p>
          </table:table-cell>
          <table:table-cell office:value-type="float" office:value="204.369610177" calcext:value-type="float">
            <text:p>204.369610177</text:p>
          </table:table-cell>
          <table:table-cell office:value-type="float" office:value="6" calcext:value-type="float">
            <text:p>6</text:p>
          </table:table-cell>
          <table:table-cell office:value-type="float" office:value="100.176467615" calcext:value-type="float">
            <text:p>100.176467615</text:p>
          </table:table-cell>
          <table:table-cell office:value-type="float" office:value="6" calcext:value-type="float">
            <text:p>6</text:p>
          </table:table-cell>
          <table:table-cell office:value-type="float" office:value="44786.9751855" calcext:value-type="float">
            <text:p>44786.9751855</text:p>
          </table:table-cell>
          <table:table-cell office:value-type="float" office:value="44288.6045893" calcext:value-type="float">
            <text:p>44288.6045893</text:p>
          </table:table-cell>
          <table:table-cell office:value-type="float" office:value="569541" calcext:value-type="float">
            <text:p>569541</text:p>
          </table:table-cell>
          <table:table-cell office:value-type="float" office:value="44757.7928509" calcext:value-type="float">
            <text:p>44757.7928509</text:p>
          </table:table-cell>
          <table:table-cell office:value-type="float" office:value="59137.5" calcext:value-type="float">
            <text:p>59137.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edian Absolute Error</text:p>
          </table:table-cell>
          <table:table-cell office:value-type="float" office:value="0.078700128411" calcext:value-type="float">
            <text:p>0.0787001284</text:p>
          </table:table-cell>
          <table:table-cell office:value-type="float" office:value="-1360.37380698" calcext:value-type="float">
            <text:p>-1360.37380698</text:p>
          </table:table-cell>
          <table:table-cell office:value-type="float" office:value="-0.584243511442" calcext:value-type="float">
            <text:p>-0.5842435114</text:p>
          </table:table-cell>
          <table:table-cell office:value-type="float" office:value="-313.364600818" calcext:value-type="float">
            <text:p>-313.364600818</text:p>
          </table:table-cell>
          <table:table-cell office:value-type="float" office:value="-0.983916170584" calcext:value-type="float">
            <text:p>-0.9839161706</text:p>
          </table:table-cell>
          <table:table-cell office:value-type="float" office:value="0.987054273017" calcext:value-type="float">
            <text:p>0.987054273</text:p>
          </table:table-cell>
          <table:table-cell office:value-type="float" office:value="0.987056809565" calcext:value-type="float">
            <text:p>0.9870568096</text:p>
          </table:table-cell>
          <table:table-cell office:value-type="float" office:value="-0.105101844125" calcext:value-type="float">
            <text:p>-0.1051018441</text:p>
          </table:table-cell>
          <table:table-cell office:value-type="float" office:value="0.984457757339" calcext:value-type="float">
            <text:p>0.9844577573</text:p>
          </table:table-cell>
          <table:table-cell office:value-type="float" office:value="0.969931032149" calcext:value-type="float">
            <text:p>0.9699310321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Metrics where big is good</text:p>
          </table:table-cell>
          <table:table-cell office:value-type="string" calcext:value-type="string">
            <text:p>Linear Regression (YearPredictionMSD)</text:p>
          </table:table-cell>
          <table:table-cell office:value-type="string" calcext:value-type="string">
            <text:p>Hubor Regressor (YearPredictionMSD)</text:p>
          </table:table-cell>
          <table:table-cell office:value-type="string" calcext:value-type="string">
            <text:p>Perceptron (YearPredictionMSD)</text:p>
          </table:table-cell>
          <table:table-cell office:value-type="string" calcext:value-type="string">
            <text:p>Linear Support Vector Machine (YearPredictionMSD)</text:p>
          </table:table-cell>
          <table:table-cell office:value-type="string" calcext:value-type="string">
            <text:p>Decision Tree (YearPredictionMSD)</text:p>
          </table:table-cell>
          <table:table-cell office:value-type="string" calcext:value-type="string">
            <text:p>Linear Regression (New York City Taxi Trip Duration)</text:p>
          </table:table-cell>
          <table:table-cell office:value-type="string" calcext:value-type="string">
            <text:p>Hubor Regressor (New York City Taxi Trip Duration)</text:p>
          </table:table-cell>
          <table:table-cell office:value-type="string" calcext:value-type="string">
            <text:p>Perceptron (New York City Taxi Trip Duration)</text:p>
          </table:table-cell>
          <table:table-cell office:value-type="string" calcext:value-type="string">
            <text:p>Linear Support Vector Machine (New York City Taxi Trip Duration)</text:p>
          </table:table-cell>
          <table:table-cell office:value-type="string" calcext:value-type="string">
            <text:p>Decision Tree (New York City Taxi Trip Duration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in Underestimate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^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edian Underestimate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ean Absolute Err</text:p>
          </table:table-cell>
          <table:table-cell table:formula="of:= 6 - [.B29]" office:value-type="float" office:value="1" calcext:value-type="float">
            <text:p>1</text:p>
          </table:table-cell>
          <table:table-cell table:formula="of:= 6 - [.C29]" office:value-type="float" office:value="5" calcext:value-type="float">
            <text:p>5</text:p>
          </table:table-cell>
          <table:table-cell table:formula="of:= 6 - [.D29]" office:value-type="float" office:value="2" calcext:value-type="float">
            <text:p>2</text:p>
          </table:table-cell>
          <table:table-cell table:formula="of:= 6 - [.E29]" office:value-type="float" office:value="4" calcext:value-type="float">
            <text:p>4</text:p>
          </table:table-cell>
          <table:table-cell table:formula="of:= 6 - [.F29]" office:value-type="float" office:value="3" calcext:value-type="float">
            <text:p>3</text:p>
          </table:table-cell>
          <table:table-cell table:formula="of:= 6 - [.G29]" office:value-type="float" office:value="2" calcext:value-type="float">
            <text:p>2</text:p>
          </table:table-cell>
          <table:table-cell table:formula="of:= 6 - [.H29]" office:value-type="float" office:value="1" calcext:value-type="float">
            <text:p>1</text:p>
          </table:table-cell>
          <table:table-cell table:formula="of:= 6 - [.I29]" office:value-type="float" office:value="5" calcext:value-type="float">
            <text:p>5</text:p>
          </table:table-cell>
          <table:table-cell table:formula="of:= 6 - [.J29]" office:value-type="float" office:value="3" calcext:value-type="float">
            <text:p>3</text:p>
          </table:table-cell>
          <table:table-cell table:formula="of:= 6 - [.K29]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ax Overestimat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edian Underestimate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Default"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Default" table:number-columns-repeated="11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Default" table:number-columns-repeated="11"/>
          <table:table-cell table:number-columns-repeated="1013"/>
        </table:table-row>
        <table:table-row table:style-name="ro1">
          <table:table-cell table:style-name="Default"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" office:value-type="string" calcext:value-type="string">
            <text:p>Metrics where small is goo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ean Absolute Erro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ax Overestimate</text:p>
          </table:table-cell>
          <table:table-cell table:formula="of:= 6 - [.B17]" office:value-type="float" office:value="1" calcext:value-type="float">
            <text:p>1</text:p>
          </table:table-cell>
          <table:table-cell table:formula="of:= 6 - [.C17]" office:value-type="float" office:value="5" calcext:value-type="float">
            <text:p>5</text:p>
          </table:table-cell>
          <table:table-cell table:formula="of:= 6 - [.D17]" office:value-type="float" office:value="2" calcext:value-type="float">
            <text:p>2</text:p>
          </table:table-cell>
          <table:table-cell table:formula="of:= 6 - [.E17]" office:value-type="float" office:value="4" calcext:value-type="float">
            <text:p>4</text:p>
          </table:table-cell>
          <table:table-cell table:formula="of:= 6 - [.F17]" office:value-type="float" office:value="3" calcext:value-type="float">
            <text:p>3</text:p>
          </table:table-cell>
          <table:table-cell table:formula="of:= 6 - [.G17]" office:value-type="float" office:value="3" calcext:value-type="float">
            <text:p>3</text:p>
          </table:table-cell>
          <table:table-cell table:formula="of:= 6 - [.H17]" office:value-type="float" office:value="2" calcext:value-type="float">
            <text:p>2</text:p>
          </table:table-cell>
          <table:table-cell table:formula="of:= 6 - [.I17]" office:value-type="float" office:value="5" calcext:value-type="float">
            <text:p>5</text:p>
          </table:table-cell>
          <table:table-cell table:formula="of:= 6 - [.J17]" office:value-type="float" office:value="1" calcext:value-type="float">
            <text:p>1</text:p>
          </table:table-cell>
          <table:table-cell table:formula="of:= 6 - [.K17]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edian Overestimate</text:p>
          </table:table-cell>
          <table:table-cell table:formula="of:= 6 - [.B15]" office:value-type="float" office:value="4" calcext:value-type="float">
            <text:p>4</text:p>
          </table:table-cell>
          <table:table-cell table:formula="of:= 6 - [.C15]" office:value-type="float" office:value="1" calcext:value-type="float">
            <text:p>1</text:p>
          </table:table-cell>
          <table:table-cell table:formula="of:= 6 - [.D15]" office:value-type="float" office:value="3" calcext:value-type="float">
            <text:p>3</text:p>
          </table:table-cell>
          <table:table-cell table:formula="of:= 6 - [.E15]" office:value-type="float" office:value="2" calcext:value-type="float">
            <text:p>2</text:p>
          </table:table-cell>
          <table:table-cell table:formula="of:= 6 - [.F15]" office:value-type="float" office:value="5" calcext:value-type="float">
            <text:p>5</text:p>
          </table:table-cell>
          <table:table-cell table:formula="of:= 6 - [.G15]" office:value-type="float" office:value="3" calcext:value-type="float">
            <text:p>3</text:p>
          </table:table-cell>
          <table:table-cell table:formula="of:= 6 - [.H15]" office:value-type="float" office:value="4" calcext:value-type="float">
            <text:p>4</text:p>
          </table:table-cell>
          <table:table-cell table:formula="of:= 6 - [.I15]" office:value-type="float" office:value="1" calcext:value-type="float">
            <text:p>1</text:p>
          </table:table-cell>
          <table:table-cell table:formula="of:= 6 - [.J15]" office:value-type="float" office:value="5" calcext:value-type="float">
            <text:p>5</text:p>
          </table:table-cell>
          <table:table-cell table:formula="of:= 6 - [.K15]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MS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edian Absolute Erro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anks from smalls inverte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etric 1</text:p>
          </table:table-cell>
          <table:table-cell table:formula="of:= 6 - [.B29]" office:value-type="float" office:value="1" calcext:value-type="float">
            <text:p>1</text:p>
          </table:table-cell>
          <table:table-cell table:formula="of:= 6 - [.C29]" office:value-type="float" office:value="5" calcext:value-type="float">
            <text:p>5</text:p>
          </table:table-cell>
          <table:table-cell table:formula="of:= 6 - [.D29]" office:value-type="float" office:value="2" calcext:value-type="float">
            <text:p>2</text:p>
          </table:table-cell>
          <table:table-cell table:formula="of:= 6 - [.E29]" office:value-type="float" office:value="4" calcext:value-type="float">
            <text:p>4</text:p>
          </table:table-cell>
          <table:table-cell table:formula="of:= 6 - [.F29]" office:value-type="float" office:value="3" calcext:value-type="float">
            <text:p>3</text:p>
          </table:table-cell>
          <table:table-cell table:formula="of:= 6 - [.G29]" office:value-type="float" office:value="2" calcext:value-type="float">
            <text:p>2</text:p>
          </table:table-cell>
          <table:table-cell table:formula="of:= 6 - [.H29]" office:value-type="float" office:value="1" calcext:value-type="float">
            <text:p>1</text:p>
          </table:table-cell>
          <table:table-cell table:formula="of:= 6 - [.I29]" office:value-type="float" office:value="5" calcext:value-type="float">
            <text:p>5</text:p>
          </table:table-cell>
          <table:table-cell table:formula="of:= 6 - [.J29]" office:value-type="float" office:value="3" calcext:value-type="float">
            <text:p>3</text:p>
          </table:table-cell>
          <table:table-cell table:formula="of:= 6 - [.K29]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etric 2</text:p>
          </table:table-cell>
          <table:table-cell table:formula="of:= 6 - [.B30]" office:value-type="float" office:value="5" calcext:value-type="float">
            <text:p>5</text:p>
          </table:table-cell>
          <table:table-cell table:formula="of:= 6 - [.C30]" office:value-type="float" office:value="1" calcext:value-type="float">
            <text:p>1</text:p>
          </table:table-cell>
          <table:table-cell table:formula="of:= 6 - [.D30]" office:value-type="float" office:value="4" calcext:value-type="float">
            <text:p>4</text:p>
          </table:table-cell>
          <table:table-cell table:formula="of:= 6 - [.E30]" office:value-type="float" office:value="2" calcext:value-type="float">
            <text:p>2</text:p>
          </table:table-cell>
          <table:table-cell table:formula="of:= 6 - [.F30]" office:value-type="float" office:value="3" calcext:value-type="float">
            <text:p>3</text:p>
          </table:table-cell>
          <table:table-cell table:formula="of:= 6 - [.G30]" office:value-type="float" office:value="3" calcext:value-type="float">
            <text:p>3</text:p>
          </table:table-cell>
          <table:table-cell table:formula="of:= 6 - [.H30]" office:value-type="float" office:value="4" calcext:value-type="float">
            <text:p>4</text:p>
          </table:table-cell>
          <table:table-cell table:formula="of:= 6 - [.I30]" office:value-type="float" office:value="1" calcext:value-type="float">
            <text:p>1</text:p>
          </table:table-cell>
          <table:table-cell table:formula="of:= 6 - [.J30]" office:value-type="float" office:value="5" calcext:value-type="float">
            <text:p>5</text:p>
          </table:table-cell>
          <table:table-cell table:formula="of:= 6 - [.K30]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etric 3</text:p>
          </table:table-cell>
          <table:table-cell table:formula="of:= 6 - [.B31]" office:value-type="float" office:value="2" calcext:value-type="float">
            <text:p>2</text:p>
          </table:table-cell>
          <table:table-cell table:formula="of:= 6 - [.C31]" office:value-type="float" office:value="5" calcext:value-type="float">
            <text:p>5</text:p>
          </table:table-cell>
          <table:table-cell table:formula="of:= 6 - [.D31]" office:value-type="float" office:value="3" calcext:value-type="float">
            <text:p>3</text:p>
          </table:table-cell>
          <table:table-cell table:formula="of:= 6 - [.E31]" office:value-type="float" office:value="4" calcext:value-type="float">
            <text:p>4</text:p>
          </table:table-cell>
          <table:table-cell table:formula="of:= 6 - [.F31]" office:value-type="float" office:value="1" calcext:value-type="float">
            <text:p>1</text:p>
          </table:table-cell>
          <table:table-cell table:formula="of:= 6 - [.G31]" office:value-type="float" office:value="3" calcext:value-type="float">
            <text:p>3</text:p>
          </table:table-cell>
          <table:table-cell table:formula="of:= 6 - [.H31]" office:value-type="float" office:value="2" calcext:value-type="float">
            <text:p>2</text:p>
          </table:table-cell>
          <table:table-cell table:formula="of:= 6 - [.I31]" office:value-type="float" office:value="5" calcext:value-type="float">
            <text:p>5</text:p>
          </table:table-cell>
          <table:table-cell table:formula="of:= 6 - [.J31]" office:value-type="float" office:value="1" calcext:value-type="float">
            <text:p>1</text:p>
          </table:table-cell>
          <table:table-cell table:formula="of:= 6 - [.K31]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etric 4</text:p>
          </table:table-cell>
          <table:table-cell table:formula="of:= 6 - [.B32]" office:value-type="float" office:value="1" calcext:value-type="float">
            <text:p>1</text:p>
          </table:table-cell>
          <table:table-cell table:formula="of:= 6 - [.C32]" office:value-type="float" office:value="5" calcext:value-type="float">
            <text:p>5</text:p>
          </table:table-cell>
          <table:table-cell table:formula="of:= 6 - [.D32]" office:value-type="float" office:value="3" calcext:value-type="float">
            <text:p>3</text:p>
          </table:table-cell>
          <table:table-cell table:formula="of:= 6 - [.E32]" office:value-type="float" office:value="4" calcext:value-type="float">
            <text:p>4</text:p>
          </table:table-cell>
          <table:table-cell table:formula="of:= 6 - [.F32]" office:value-type="float" office:value="2" calcext:value-type="float">
            <text:p>2</text:p>
          </table:table-cell>
          <table:table-cell table:formula="of:= 6 - [.G32]" office:value-type="float" office:value="1" calcext:value-type="float">
            <text:p>1</text:p>
          </table:table-cell>
          <table:table-cell table:formula="of:= 6 - [.H32]" office:value-type="float" office:value="2" calcext:value-type="float">
            <text:p>2</text:p>
          </table:table-cell>
          <table:table-cell table:formula="of:= 6 - [.I32]" office:value-type="float" office:value="3" calcext:value-type="float">
            <text:p>3</text:p>
          </table:table-cell>
          <table:table-cell table:formula="of:= 6 - [.J32]" office:value-type="float" office:value="4" calcext:value-type="float">
            <text:p>4</text:p>
          </table:table-cell>
          <table:table-cell table:formula="of:= 6 - [.K32]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etric 5</text:p>
          </table:table-cell>
          <table:table-cell table:formula="of:= 6 - [.B33]" office:value-type="float" office:value="1" calcext:value-type="float">
            <text:p>1</text:p>
          </table:table-cell>
          <table:table-cell table:formula="of:= 6 - [.C33]" office:value-type="float" office:value="5" calcext:value-type="float">
            <text:p>5</text:p>
          </table:table-cell>
          <table:table-cell table:formula="of:= 6 - [.D33]" office:value-type="float" office:value="3" calcext:value-type="float">
            <text:p>3</text:p>
          </table:table-cell>
          <table:table-cell table:formula="of:= 6 - [.E33]" office:value-type="float" office:value="4" calcext:value-type="float">
            <text:p>4</text:p>
          </table:table-cell>
          <table:table-cell table:formula="of:= 6 - [.F33]" office:value-type="float" office:value="3" calcext:value-type="float">
            <text:p>3</text:p>
          </table:table-cell>
          <table:table-cell table:formula="of:= 6 - [.G33]" office:value-type="float" office:value="3" calcext:value-type="float">
            <text:p>3</text:p>
          </table:table-cell>
          <table:table-cell table:formula="of:= 6 - [.H33]" office:value-type="float" office:value="1" calcext:value-type="float">
            <text:p>1</text:p>
          </table:table-cell>
          <table:table-cell table:formula="of:= 6 - [.I33]" office:value-type="float" office:value="5" calcext:value-type="float">
            <text:p>5</text:p>
          </table:table-cell>
          <table:table-cell table:formula="of:= 6 - [.J33]" office:value-type="float" office:value="2" calcext:value-type="float">
            <text:p>2</text:p>
          </table:table-cell>
          <table:table-cell table:formula="of:= 6 - [.K33]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um of Ranks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Linear Regression</text:p>
          </table:table-cell>
          <table:table-cell office:value-type="string" calcext:value-type="string">
            <text:p>Hubor Regressor</text:p>
          </table:table-cell>
          <table:table-cell office:value-type="string" calcext:value-type="string">
            <text:p>Perceptron</text:p>
          </table:table-cell>
          <table:table-cell office:value-type="string" calcext:value-type="string">
            <text:p>Linear Support Vector Machine</text:p>
          </table:table-cell>
          <table:table-cell office:value-type="string" calcext:value-type="string">
            <text:p>Decision Tre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ank 1</text:p>
          </table:table-cell>
          <table:table-cell table:formula="of:=COUNTIF(([.B13:.B18]); &quot;=1&quot; ) + COUNTIF(([.B37:.B41]); &quot;=1&quot; ) + COUNTIF(([.G13:.G18]); &quot;=1&quot; ) + COUNTIF(([.G37:.G41]); &quot;=1&quot; )" office:value-type="float" office:value="9" calcext:value-type="float">
            <text:p>9</text:p>
          </table:table-cell>
          <table:table-cell table:formula="of:=COUNTIF(([.C13:.C18]); &quot;=1&quot; ) + COUNTIF(([.C37:.C41]); &quot;=1&quot; )" office:value-type="float" office:value="2" calcext:value-type="float">
            <text:p>2</text:p>
          </table:table-cell>
          <table:table-cell table:formula="of:=COUNTIF(([.D13:.D18]); &quot;=1&quot; ) + COUNTIF(([.D37:.D41]); &quot;=1&quot; )" office:value-type="float" office:value="0" calcext:value-type="float">
            <text:p>0</text:p>
          </table:table-cell>
          <table:table-cell table:formula="of:=COUNTIF(([.E13:.E18]); &quot;=1&quot; ) + COUNTIF(([.E37:.E41]); &quot;=1&quot; )" office:value-type="float" office:value="0" calcext:value-type="float">
            <text:p>0</text:p>
          </table:table-cell>
          <table:table-cell table:formula="of:=COUNTIF(([.F13:.F18]); &quot;=1&quot; ) + COUNTIF(([.F37:.F41]); &quot;=1&quot; )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ank 2</text:p>
          </table:table-cell>
          <table:table-cell table:style-name="ce3" table:formula="of:=COUNTIF(([.B13:.B18]); &quot;=2&quot; ) + COUNTIF(([.B37:.B41]); &quot;=2&quot; ) + COUNTIF(([.G13:.G18]); &quot;=2&quot; ) + COUNTIF(([.G37:.G41]); &quot;=2&quot; )" office:value-type="float" office:value="5" calcext:value-type="float">
            <text:p>5</text:p>
          </table:table-cell>
          <table:table-cell table:style-name="ce3" table:formula="of:=COUNTIF(([.C13:.C18]); &quot;=2&quot; ) + COUNTIF(([.C37:.C41]); &quot;=2&quot; )" office:value-type="float" office:value="0" calcext:value-type="float">
            <text:p>0</text:p>
          </table:table-cell>
          <table:table-cell table:style-name="ce3" table:formula="of:=COUNTIF(([.D13:.D18]); &quot;=2&quot; ) + COUNTIF(([.D37:.D41]); &quot;=2&quot; )" office:value-type="float" office:value="5" calcext:value-type="float">
            <text:p>5</text:p>
          </table:table-cell>
          <table:table-cell table:style-name="ce3" table:formula="of:=COUNTIF(([.E13:.E18]); &quot;=2&quot; ) + COUNTIF(([.E37:.E41]); &quot;=2&quot; )" office:value-type="float" office:value="2" calcext:value-type="float">
            <text:p>2</text:p>
          </table:table-cell>
          <table:table-cell table:style-name="ce3" table:formula="of:=COUNTIF(([.F13:.F18]); &quot;=2&quot; ) + COUNTIF(([.F37:.F41]); &quot;=2&quot; )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ank 3</text:p>
          </table:table-cell>
          <table:table-cell table:style-name="ce3" table:formula="of:=COUNTIF(([.B13:.B18]); &quot;=3&quot; ) + COUNTIF(([.B37:.B41]); &quot;=3&quot; ) + COUNTIF(([.G13:.G18]); &quot;=3&quot; ) + COUNTIF(([.G37:.G41]); &quot;=3&quot; )" office:value-type="float" office:value="5" calcext:value-type="float">
            <text:p>5</text:p>
          </table:table-cell>
          <table:table-cell table:style-name="ce3" table:formula="of:=COUNTIF(([.C13:.C18]); &quot;=3&quot; ) + COUNTIF(([.C37:.C41]); &quot;=3&quot; )" office:value-type="float" office:value="0" calcext:value-type="float">
            <text:p>0</text:p>
          </table:table-cell>
          <table:table-cell table:style-name="ce3" table:formula="of:=COUNTIF(([.D13:.D18]); &quot;=3&quot; ) + COUNTIF(([.D37:.D41]); &quot;=3&quot; )" office:value-type="float" office:value="4" calcext:value-type="float">
            <text:p>4</text:p>
          </table:table-cell>
          <table:table-cell table:style-name="ce3" table:formula="of:=COUNTIF(([.E13:.E18]); &quot;=3&quot; ) + COUNTIF(([.E37:.E41]); &quot;=3&quot; )" office:value-type="float" office:value="0" calcext:value-type="float">
            <text:p>0</text:p>
          </table:table-cell>
          <table:table-cell table:style-name="ce3" table:formula="of:=COUNTIF(([.F13:.F18]); &quot;=3&quot; ) + COUNTIF(([.F37:.F41]); &quot;=3&quot; )"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ank 4</text:p>
          </table:table-cell>
          <table:table-cell table:style-name="ce3" table:formula="of:=COUNTIF(([.B13:.B18]); &quot;=4&quot; ) + COUNTIF(([.B37:.B41]); &quot;=4&quot; ) + COUNTIF(([.G13:.G18]); &quot;=4&quot; ) + COUNTIF(([.G37:.G41]); &quot;=4&quot; )" office:value-type="float" office:value="1" calcext:value-type="float">
            <text:p>1</text:p>
          </table:table-cell>
          <table:table-cell table:style-name="ce3" table:formula="of:=COUNTIF(([.C13:.C18]); &quot;=4&quot; ) + COUNTIF(([.C37:.C41]); &quot;=4&quot; )" office:value-type="float" office:value="0" calcext:value-type="float">
            <text:p>0</text:p>
          </table:table-cell>
          <table:table-cell table:style-name="ce3" table:formula="of:=COUNTIF(([.D13:.D18]); &quot;=4&quot; ) + COUNTIF(([.D37:.D41]); &quot;=4&quot; )" office:value-type="float" office:value="2" calcext:value-type="float">
            <text:p>2</text:p>
          </table:table-cell>
          <table:table-cell table:style-name="ce3" table:formula="of:=COUNTIF(([.E13:.E18]); &quot;=4&quot; ) + COUNTIF(([.E37:.E41]); &quot;=4&quot; )" office:value-type="float" office:value="9" calcext:value-type="float">
            <text:p>9</text:p>
          </table:table-cell>
          <table:table-cell table:style-name="ce3" table:formula="of:=COUNTIF(([.F13:.F18]); &quot;=4&quot; ) + COUNTIF(([.F37:.F41]); &quot;=4&quot; 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ank 5</text:p>
          </table:table-cell>
          <table:table-cell table:style-name="ce3" table:formula="of:=COUNTIF(([.B13:.B18]); &quot;=5&quot; ) + COUNTIF(([.B37:.B41]); &quot;=5&quot; ) + COUNTIF(([.G13:.G18]); &quot;=5&quot; ) + COUNTIF(([.G37:.G41]); &quot;=5&quot; )" office:value-type="float" office:value="2" calcext:value-type="float">
            <text:p>2</text:p>
          </table:table-cell>
          <table:table-cell table:style-name="ce3" table:formula="of:=COUNTIF(([.C13:.C18]); &quot;=5&quot; ) + COUNTIF(([.C37:.C41]); &quot;=5&quot; )" office:value-type="float" office:value="9" calcext:value-type="float">
            <text:p>9</text:p>
          </table:table-cell>
          <table:table-cell table:style-name="ce3" table:formula="of:=COUNTIF(([.D13:.D18]); &quot;=5&quot; ) + COUNTIF(([.D37:.D41]); &quot;=5&quot; )" office:value-type="float" office:value="0" calcext:value-type="float">
            <text:p>0</text:p>
          </table:table-cell>
          <table:table-cell table:style-name="ce3" table:formula="of:=COUNTIF(([.E13:.E18]); &quot;=5&quot; ) + COUNTIF(([.E37:.E41]); &quot;=5&quot; )" office:value-type="float" office:value="0" calcext:value-type="float">
            <text:p>0</text:p>
          </table:table-cell>
          <table:table-cell table:style-name="ce3" table:formula="of:=COUNTIF(([.F13:.F18]); &quot;=5&quot; ) + COUNTIF(([.F37:.F41]); &quot;=5&quot; )"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112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6">00/00/0000</text:date>, <text:time style:data-style-name="N2" text:time-value="11:45:58.44910838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0-26T10:49:28.779440477</dc:date>
    <meta:editing-duration>PT48M35S</meta:editing-duration>
    <meta:editing-cycles>10</meta:editing-cycles>
    <meta:generator>LibreOffice/5.1.6.2$Linux_X86_64 LibreOffice_project/10m0$Build-2</meta:generator>
    <meta:document-statistic meta:table-count="1" meta:cell-count="334" meta:object-count="0"/>
  </office:meta>
</office:document-meta>
</file>